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2">
      <style:paragraph-properties fo:margin-left="0in" fo:margin-right="0in" fo:text-indent="0in" style:auto-text-indent="false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Text_20_body" style:list-style-name="L3">
      <style:paragraph-properties fo:margin-left="0in" fo:margin-right="0in" fo:text-indent="0in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user-content-1-the-comparative-benchmarks-the-3-models"/>. The Comparative Benchmarks (The "3 Models")</text:h>
      <text:p text:style-name="P2">You are comparing three main neural architectures. These are models <text:span text:style-name="Strong_20_Emphasis">#2, #3, and #4</text:span> in your list:</text:p>
      <text:list text:style-name="L1">
        <text:list-item>
          <text:p text:style-name="P3"><text:span text:style-name="Strong_20_Emphasis">MiniLM</text:span> (#2)</text:p>
        </text:list-item>
        <text:list-item>
          <text:p text:style-name="P3"><text:span text:style-name="Strong_20_Emphasis">MPNet</text:span> (#3)</text:p>
        </text:list-item>
        <text:list-item>
          <text:p text:style-name="P4"><text:span text:style-name="Strong_20_Emphasis">Elite</text:span> (#4)</text:p>
        </text:list-item>
      </text:list>
      <text:h text:style-name="P1" text:outline-level="3"><text:bookmark text:name="user-content-2-the-universal-refinement-layer-5"/>2. The Universal Refinement Layer (#5)</text:h>
      <text:p text:style-name="P2">The <text:span text:style-name="Strong_20_Emphasis">NLI Cross-Encoder Refinement (#5)</text:span> is not a separate model in your table. Instead, it is a <text:span text:style-name="Strong_20_Emphasis">logical layer</text:span> that is applied to <text:span text:style-name="Strong_20_Emphasis">ALL three models (#2, #3, and #4)</text:span>.</text:p>
      <text:list text:style-name="L2">
        <text:list-item>
          <text:p text:style-name="P5">Whenever MiniLM, MPNet, or Elite predicts a similarity score, the NLI model (#5) acts as a "sanity check."</text:p>
        </text:list-item>
        <text:list-item>
          <text:p text:style-name="P5">If #5 detects a contradiction (e.g., "Yes" vs. "No"), it applies a penalty to the score of whichever model was running.</text:p>
        </text:list-item>
        <text:list-item>
          <text:p text:style-name="P6">Therefore, #5 is a <text:span text:style-name="Strong_20_Emphasis">shared dependency</text:span> for models 2, 3, and 4.</text:p>
        </text:list-item>
      </text:list>
      <text:h text:style-name="P1" text:outline-level="3"><text:bookmark text:name="user-content-3-the-baseline-1"/>3. The Baseline (#1)</text:h>
      <text:p text:style-name="P2">The <text:span text:style-name="Strong_20_Emphasis">Baseline Model (#1)</text:span> is a traditional mathematical approach (TF-IDF). It is completely separate from the neural models and the NLI refinement. It serves as the "simplest possible way" to solve the problem, against which the others are measured.</text:p>
      <text:p text:style-name="Horizontal_20_Line"/>
      <text:h text:style-name="P1" text:outline-level="3"><text:bookmark text:name="user-content-summary-of-the-grouping"/>Summary of the Grouping:</text:h>
      <text:list text:style-name="L3">
        <text:list-item>
          <text:p text:style-name="P7"><text:span text:style-name="Strong_20_Emphasis">Model group A</text:span>: Baseline (#1)</text:p>
        </text:list-item>
        <text:list-item>
          <text:p text:style-name="P7"><text:span text:style-name="Strong_20_Emphasis">Model group B</text:span>: MiniLM (#2) + NLI Refinement (#5)</text:p>
        </text:list-item>
        <text:list-item>
          <text:p text:style-name="P7"><text:span text:style-name="Strong_20_Emphasis">Model group C</text:span>: MPNet (#3) + NLI Refinement (#5)</text:p>
        </text:list-item>
        <text:list-item>
          <text:p text:style-name="P8"><text:span text:style-name="Strong_20_Emphasis">Model group D</text:span>: Elite (#4) + NLI Refinement (#5)</text:p>
        </text:list-item>
      </text:list>
      <text:p text:style-name="P2">So, your intuition that <text:span text:style-name="Strong_20_Emphasis">#5</text:span> is "done" alongside the models is correct, but it is applied to <text:span text:style-name="Strong_20_Emphasis">every</text:span> modern transformer model in your project to ensure they don't miss obvious contradiction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22:00:47.785796643</meta:creation-date>
    <dc:date>2026-04-21T22:01:25.104508084</dc:date>
    <meta:editing-duration>PT37S</meta:editing-duration>
    <meta:editing-cycles>1</meta:editing-cycles>
    <meta:document-statistic meta:table-count="0" meta:image-count="0" meta:object-count="0" meta:page-count="1" meta:paragraph-count="18" meta:word-count="237" meta:character-count="1314" meta:non-whitespace-character-count="1105"/>
    <meta:generator>LibreOffice/24.2.7.2$Linux_X86_64 LibreOffice_project/420$Build-2</meta:generator>
  </office:meta>
</office:document-meta>
</file>